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Captor.ArgumentCaptor( Class &lt; ? extends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Captor.cap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gumentCapto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Captor.getAl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Captor.forClass( Class &lt; S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